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co1" style:family="table-column">
      <style:table-column-properties style:column-width="6.532cm" style:use-optimal-column-width="false"/>
    </style:style>
    <style:style style:name="co2" style:family="table-column">
      <style:table-column-properties style:column-width="6.589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ce1" style:family="table-cell">
      <loext:graphic-properties draw:textarea-vertical-align="middle"/>
      <style:text-properties fo:font-weight="bold" style:font-weight-asian="bold" style:font-weight-complex="bold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3" draw:id="id3" draw:layer="layout" svg:width="6.531cm" svg:height="4.392cm" svg:x="20.496cm" svg:y="6.0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10: destination</text:span></text:p>
              </table:table-cell>
            </table:table-row>
            <table:table-row table:style-name="ro2">
              <table:table-cell table:style-name="gray2">
                <text:p>- id: 10</text:p>
                <text:p>- city_id: 2</text:p>
                <text:p>- is_visited: fals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2" draw:id="id2" draw:layer="layout" svg:width="6.588cm" svg:height="5.814cm" svg:x="11.461cm" svg:y="5.264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<text:span text:style-name="T1">Copenhagen: city</text:span></text:p>
              </table:table-cell>
            </table:table-row>
            <table:table-row table:style-name="ro2">
              <table:table-cell table:style-name="gray2">
                <text:p>- id: 2</text:p>
                <text:p>- name: Copenhagen</text:p>
                <text:p>- lat: 55.676111</text:p>
                <text:p>- long: 12.568333</text:p>
                <text:p>- country_id: 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1" draw:id="id1" draw:layer="layout" svg:width="6.588cm" svg:height="4.392cm" svg:x="2.369cm" svg:y="6.019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<text:span text:style-name="T1">Denmark: country</text:span></text:p>
              </table:table-cell>
            </table:table-row>
            <table:table-row table:style-name="ro2">
              <table:table-cell table:style-name="gray2">
                <text:p>- id: 5</text:p>
                <text:p>- name: Denmark</text:p>
                <text:p>- continent: Europe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1" draw:text-style-name="P2" draw:layer="layout" draw:type="line" svg:x1="8.957cm" svg:y1="8.215cm" svg:x2="11.461cm" svg:y2="8.171cm" draw:start-shape="id1" draw:start-glue-point="1" draw:end-shape="id2" draw:end-glue-point="3" svg:d="M8957 8215l2504-44" svg:viewBox="0 0 2505 45">
          <text:p/>
        </draw:connector>
        <draw:connector draw:style-name="gr1" draw:text-style-name="P2" draw:layer="layout" draw:type="line" svg:x1="18.049cm" svg:y1="8.171cm" svg:x2="20.496cm" svg:y2="8.206cm" draw:start-shape="id2" draw:start-glue-point="1" draw:end-shape="id3" draw:end-glue-point="3" svg:d="M18049 8171l2447 35" svg:viewBox="0 0 2448 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2T10:43:16.408989160</meta:creation-date>
    <dc:date>2019-05-02T10:56:51.068361533</dc:date>
    <meta:editing-duration>PT1M44S</meta:editing-duration>
    <meta:editing-cycles>1</meta:editing-cycles>
    <meta:document-statistic meta:object-count="5"/>
    <meta:generator>LibreOffice/6.1.4.2$MacOSX_X86_64 LibreOffice_project/9d0f32d1f0b509096fd65e0d4bec26ddd1938fd3</meta:generator>
  </office:meta>
</office:document-meta>
</file>